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1.3pt solid #173150"/>
      <style:text-properties fo:font-variant="normal" fo:text-transform="none" fo:color="#000000" style:font-name="Verdana" fo:letter-spacing="normal" fo:font-style="normal"/>
    </style:style>
    <style:style style:name="P2" style:family="paragraph" style:parent-style-name="Heading_20_2">
      <style:text-properties fo:font-variant="normal" fo:text-transform="none" fo:color="#000000" style:font-name="Verdana" fo:letter-spacing="normal" fo:font-style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eeeeee" fo:padding="0.049cm" fo:border="0.06pt solid #000000"/>
    </style:style>
    <style:style style:name="P4" style:family="paragraph" style:parent-style-name="Preformatted_20_Text">
      <loext:graphic-properties draw:fill="solid" draw:fill-color="#eeeeee" draw:opacity="100%"/>
      <style:paragraph-properties fo:margin-left="0cm" fo:margin-right="0cm" fo:text-align="start" style:justify-single-word="false" fo:orphans="2" fo:widows="2" fo:text-indent="0cm" style:auto-text-indent="false" fo:background-color="#eeeeee" fo:padding="0.049cm" fo:border="0.06pt solid #000000"/>
      <style:text-properties fo:font-variant="normal" fo:text-transform="none" fo:color="#000000" fo:letter-spacing="normal"/>
    </style:style>
    <style:style style:name="P5" style:family="paragraph" style:parent-style-name="Preformatted_20_Text">
      <loext:graphic-properties draw:fill="solid" draw:fill-color="#eeeeee" draw:opacity="100%"/>
      <style:paragraph-properties fo:margin-left="0cm" fo:margin-right="0cm" fo:text-align="start" style:justify-single-word="false" fo:orphans="2" fo:widows="2" fo:text-indent="0cm" style:auto-text-indent="false" fo:background-color="#eeeeee" fo:padding="0.049cm" fo:border="0.06pt solid #000000"/>
    </style:style>
    <style:style style:name="P6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text-align="start" style:justify-single-word="false" fo:orphans="2" fo:widows="2" fo:background-color="#eeeeee" fo:padding="0.049cm" fo:border="0.06pt solid #000000"/>
      <style:text-properties fo:font-variant="normal" fo:text-transform="none" fo:color="#000000" fo:font-size="8.35000038146973pt" fo:letter-spacing="normal" fo:font-style="normal" fo:font-weight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text-align="start" style:justify-single-word="false" fo:orphans="2" fo:widows="2" fo:background-color="#eeeeee" fo:padding="0.049cm" fo:border="0.06pt solid #000000"/>
      <style:text-properties fo:font-variant="normal" fo:text-transform="none" fo:color="#000000" fo:letter-spacing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text-align="start" style:justify-single-word="false" fo:orphans="2" fo:widows="2" fo:background-color="#eeeeee" fo:padding="0.049cm" fo:border="0.06pt solid #000000"/>
    </style:style>
    <style:style style:name="P9" style:family="paragraph" style:parent-style-name="Preformatted_20_Text">
      <loext:graphic-properties draw:fill="solid" draw:fill-color="#eeeeee" draw:opacity="100%"/>
      <style:paragraph-properties fo:text-align="start" style:justify-single-word="false" fo:orphans="2" fo:widows="2" fo:background-color="#eeeeee" fo:padding="0.049cm" fo:border="0.06pt solid #000000"/>
      <style:text-properties fo:font-variant="normal" fo:text-transform="none" fo:color="#000000" fo:letter-spacing="normal"/>
    </style:style>
    <style:style style:name="P10" style:family="paragraph" style:parent-style-name="Preformatted_20_Text">
      <loext:graphic-properties draw:fill="solid" draw:fill-color="#eeeeee" draw:opacity="100%"/>
      <style:paragraph-properties fo:text-align="start" style:justify-single-word="false" fo:orphans="2" fo:widows="2" fo:background-color="#eeeeee" fo:padding="0.049cm" fo:border="0.06pt solid #000000"/>
      <style:text-properties fo:font-variant="normal" fo:text-transform="none" fo:color="#000000" fo:font-size="8.35000038146973pt" fo:letter-spacing="normal" fo:font-style="normal" fo:font-weight="normal"/>
    </style:style>
    <style:style style:name="P11" style:family="paragraph" style:parent-style-name="Preformatted_20_Text">
      <loext:graphic-properties draw:fill="solid" draw:fill-color="#eeeeee" draw:opacity="100%"/>
      <style:paragraph-properties fo:text-align="start" style:justify-single-word="false" fo:orphans="2" fo:widows="2" fo:background-color="#eeeeee" fo:padding="0.049cm" fo:border="0.06pt solid #000000"/>
    </style:style>
    <style:style style:name="P12" style:family="paragraph" style:parent-style-name="Text_20_body" style:list-style-name="L1">
      <style:paragraph-properties fo:text-align="start" style:justify-single-word="false" fo:orphans="2" fo:widows="2"/>
    </style:style>
    <style:style style:name="P13" style:family="paragraph" style:parent-style-name="Text_20_body" style:list-style-name="L2">
      <style:paragraph-properties fo:text-align="start" style:justify-single-word="false" fo:orphans="2" fo:widows="2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8.35000038146973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P1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fo:font-size="8.35000038146973pt" fo:font-style="normal" fo:font-weight="normal"/>
    </style:style>
    <style:style style:name="T2" style:family="text">
      <style:text-properties fo:font-variant="normal" fo:text-transform="none" fo:color="#000000" style:font-name="Verdana" fo:font-size="8.35000038146973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8.35000038146973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fo:font-size="8.35000038146973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fo:letter-spacing="normal" fo:background-color="#eeeeee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A Tiny NTP client</text:h>
      <text:p text:style-name="P14">July 20th, 2015</text:p>
      <text:p text:style-name="P15"><text:span text:style-name="T2">Feel free to comment on </text:span><text:a xlink:type="simple" xlink:href="https://www.reddit.com/r/programming/comments/3dztew/writing_a_tiny_ntp_client_for_bash_in_87_bytes/" text:style-name="Internet_20_link" text:visited-style-name="Visited_20_Internet_20_Link">reddit</text:a><text:span text:style-name="T2"> or </text:span><text:a xlink:type="simple" xlink:href="https://news.ycombinator.com/item?id=9919234" text:style-name="Internet_20_link" text:visited-style-name="Visited_20_Internet_20_Link">hacker news</text:a><text:span text:style-name="T2">.</text:span></text:p>
      <text:h text:style-name="P1" text:outline-level="3">Table of Contents</text:h>
      <text:list xml:id="list3476209447" text:style-name="L1">
        <text:list-item>
          <text:p text:style-name="P16"><text:a xlink:type="simple" xlink:href="http://seriot.ch/ntp.php#1" text:style-name="Internet_20_link" text:visited-style-name="Visited_20_Internet_20_Link"><text:span text:style-name="T2">Introduction</text:span></text:a></text:p>
        </text:list-item>
        <text:list-item>
          <text:p text:style-name="P16"><text:a xlink:type="simple" xlink:href="http://seriot.ch/ntp.php#2" text:style-name="Internet_20_link" text:visited-style-name="Visited_20_Internet_20_Link">Minimal one liner NTP client</text:a><text:span text:style-name="T2"><text:line-break/>2.1 </text:span><text:a xlink:type="simple" xlink:href="http://seriot.ch/ntp.php#21" text:style-name="Internet_20_link" text:visited-style-name="Visited_20_Internet_20_Link">Build the NTP datagram</text:a><text:span text:style-name="T2"><text:line-break/>2.2 </text:span><text:a xlink:type="simple" xlink:href="http://seriot.ch/ntp.php#22" text:style-name="Internet_20_link" text:visited-style-name="Visited_20_Internet_20_Link">Send the NTP datagram</text:a><text:span text:style-name="T2"><text:line-break/>2.3 </text:span><text:a xlink:type="simple" xlink:href="http://seriot.ch/ntp.php#23" text:style-name="Internet_20_link" text:visited-style-name="Visited_20_Internet_20_Link">Extract the NTP timestamp</text:a><text:span text:style-name="T2"><text:line-break/>2.4 </text:span><text:a xlink:type="simple" xlink:href="http://seriot.ch/ntp.php#24" text:style-name="Internet_20_link" text:visited-style-name="Visited_20_Internet_20_Link">Convert the NTP timestamp to UNIX timestamp</text:a><text:span text:style-name="T2"><text:line-break/>2.5 </text:span><text:a xlink:type="simple" xlink:href="http://seriot.ch/ntp.php#25" text:style-name="Internet_20_link" text:visited-style-name="Visited_20_Internet_20_Link">Print the actual date and time</text:a></text:p>
        </text:list-item>
        <text:list-item>
          <text:p text:style-name="P16"><text:a xlink:type="simple" xlink:href="http://seriot.ch/ntp.php#3" text:style-name="Internet_20_link" text:visited-style-name="Visited_20_Internet_20_Link"><text:span text:style-name="T2">Conclusion</text:span></text:a></text:p>
        </text:list-item>
        <text:list-item>
          <text:p text:style-name="P12"><text:a xlink:type="simple" xlink:href="http://seriot.ch/ntp.php#4" text:style-name="Internet_20_link" text:visited-style-name="Visited_20_Internet_20_Link"><text:span text:style-name="T2">Bonus: a TP client</text:span></text:a></text:p>
        </text:list-item>
      </text:list>
      <text:h text:style-name="P1" text:outline-level="3"><text:bookmark text:name="1"/>1. Introduction</text:h>
      <text:p text:style-name="P14">Network Time Protocol (NTP) is a venerable network protocol used to synchronize clocks among networked computers. NTP is used by most Unix systems, in particular by iOS and OS X.</text:p>
      <text:p text:style-name="P14">I was wondering if it was possible to query an NTP server and display the actual time with a very short command that would fit in a tweet, without using an actual NTP client or library of course. The main objective was not to write a readable or maintainable program, but write the sortest working one I could find.</text:p>
      <text:h text:style-name="P1" text:outline-level="3"><text:bookmark text:name="2"/>2. Minimal one liner NTP client</text:h>
      <text:p text:style-name="P14">I came up with this Bash one-liner, written in only 87 characters.</text:p>
      <text:p text:style-name="P3"><text:span text:style-name="Source_20_Text"><text:span text:style-name="T4">$ date -r$((16#`printf "xb%-47.s"|nc -uw1 ntp.metas.ch 123|xxd -s40 -l4 -p`-2208988800))</text:span></text:span></text:p>
      <text:p text:style-name="P15"><text:span text:style-name="T2">[Update 2015-07-22] </text:span><text:a xlink:type="simple" xlink:href="http://petef.22web.org/" text:style-name="Internet_20_link" text:visited-style-name="Visited_20_Internet_20_Link">Pete Forman</text:a><text:span text:style-name="T2"> shrunk this solution to </text:span><text:span text:style-name="Strong_20_Emphasis"><text:span text:style-name="T2">79 characters</text:span></text:span><text:span text:style-name="T2">. I've updated this article accordingly.</text:span></text:p>
      <text:p text:style-name="P3"><text:span text:style-name="Source_20_Text"><text:span text:style-name="T4">$ </text:span></text:span><text:bookmark-start text:name="__DdeLink__10_4136180358"/><text:span text:style-name="Source_20_Text"><text:span text:style-name="T4">date -r$((0x`printf c%47s|nc -uw1 ntp.metas.ch 123|xxd -s40 -l4 -p`-64#23GDW0))</text:span></text:span><text:bookmark-end text:name="__DdeLink__10_4136180358"/></text:p>
      <text:p text:style-name="P14">This command builds a NTP query, sends it through UDP to a time server, extracts a timestamp from the response and uses it to display the actual local time, such as:</text:p>
      <text:p text:style-name="P3"><text:span text:style-name="Source_20_Text"><text:span text:style-name="T4">Sat Jul 18 15:53:46 CEST 2015</text:span></text:span></text:p>
      <text:p text:style-name="P15"><text:span text:style-name="T2">Strictly speaking, this program is far from being an real NTP client, since it doesn't implement the whole </text:span><text:a xlink:type="simple" xlink:href="https://tools.ietf.org/html/rfc5905" text:style-name="Internet_20_link" text:visited-style-name="Visited_20_Internet_20_Link">NTP specification</text:a><text:span text:style-name="T2">. However, it can tell you the time! Now, here is a dissection of this command and an explanation on how it works.</text:span></text:p>
      <text:p text:style-name="P15"><text:span text:style-name="T2">[Update 2015-07-21] As noted by several readers, my command assumes the *BSD version of date. GNU date requires </text:span><text:span text:style-name="Source_20_Text"><text:span text:style-name="T3">-d@</text:span></text:span><text:span text:style-name="T2"> instead of </text:span><text:span text:style-name="Source_20_Text"><text:span text:style-name="T3">-r</text:span></text:span><text:span text:style-name="T2">:</text:span></text:p>
      <text:p text:style-name="P3"><text:span text:style-name="Source_20_Text"><text:span text:style-name="T4">$ date -d@$((0x`printf c%47s|nc -uw1 ntp.metas.ch 123|xxd -s40 -l4 -p`-64#23GDW0))</text:span></text:span></text:p>
      <text:p text:style-name="P15"><text:span text:style-name="T2">Last thing, I used </text:span><text:span text:style-name="Source_20_Text"><text:span text:style-name="T3">ntp.metas.ch</text:span></text:span><text:span text:style-name="T2"> instead of </text:span><text:span text:style-name="Source_20_Text"><text:span text:style-name="T3">pool.ntp.org</text:span></text:span><text:span text:style-name="T2"> because I wanted to post this one-liner in a tweet, and Twitter would automatically replace .org domains with a stupid bit.ly shortener, hence making the command unreadable.</text:span></text:p>
      <text:h text:style-name="P1" text:outline-level="3"><text:bookmark text:name="21"/>2.1 Build the NTP datagram</text:h>
      <text:p text:style-name="P3"><text:span text:style-name="Source_20_Text"><text:span text:style-name="T4">printf c%47s</text:span></text:span></text:p>
      <text:p text:style-name="P14">The NTP protocol can be seen as a client server protocol. The client can send the following datagram trough UDP port 123 and expect a response with the same structure:</text:p>
      <text:p text:style-name="P4"><text:s/><text:span text:style-name="T1">0 <text:s text:c="18"/>1 <text:s text:c="18"/>2 <text:s text:c="18"/>3</text:span></text:p>
      <text:p text:style-name="P9"><text:s/><text:span text:style-name="T1">0 1 2 3 4 5 6 7 8 9 0 1 2 3 4 5 6 7 8 9 0 1 2 3 4 5 6 7 8 9 0 1</text:span></text:p>
      <text:p text:style-name="P10">+-+-+-+-+-+-+-+-+-+-+-+-+-+-+-+-+-+-+-+-+-+-+-+-+-+-+-+-+-+-+-+-+</text:p>
      <text:p text:style-name="P10"><text:soft-page-break/>|LI | VN <text:s/>|Mode | <text:s text:c="3"/>Stratum <text:s text:c="4"/>| <text:s text:c="4"/>Poll <text:s text:c="5"/>| <text:s/>Precision <text:s text:c="2"/>|</text:p>
      <text:p text:style-name="P10">+-+-+-+-+-+-+-+-+-+-+-+-+-+-+-+-+-+-+-+-+-+-+-+-+-+-+-+-+-+-+-+-+</text:p>
      <text:p text:style-name="P10">| <text:s text:c="24"/>Root Delay <text:s text:c="27"/>|</text:p>
      <text:p text:style-name="P10">+-+-+-+-+-+-+-+-+-+-+-+-+-+-+-+-+-+-+-+-+-+-+-+-+-+-+-+-+-+-+-+-+</text:p>
      <text:p text:style-name="P10">| <text:s text:c="24"/>Root Dispersion <text:s text:c="22"/>|</text:p>
      <text:p text:style-name="P10">+-+-+-+-+-+-+-+-+-+-+-+-+-+-+-+-+-+-+-+-+-+-+-+-+-+-+-+-+-+-+-+-+</text:p>
      <text:p text:style-name="P10">| <text:s text:c="25"/>Reference ID <text:s text:c="24"/>|</text:p>
      <text:p text:style-name="P10">+-+-+-+-+-+-+-+-+-+-+-+-+-+-+-+-+-+-+-+-+-+-+-+-+-+-+-+-+-+-+-+-+</text:p>
      <text:p text:style-name="P10">| <text:s text:c="62"/>|</text:p>
      <text:p text:style-name="P10">+ <text:s text:c="20"/>Reference Timestamp (64) <text:s text:c="17"/>+</text:p>
      <text:p text:style-name="P10">| <text:s text:c="62"/>|</text:p>
      <text:p text:style-name="P10">+-+-+-+-+-+-+-+-+-+-+-+-+-+-+-+-+-+-+-+-+-+-+-+-+-+-+-+-+-+-+-+-+</text:p>
      <text:p text:style-name="P10">| <text:s text:c="62"/>|</text:p>
      <text:p text:style-name="P10">+ <text:s text:c="21"/>Origin Timestamp (64) <text:s text:c="19"/>+</text:p>
      <text:p text:style-name="P10">| <text:s text:c="62"/>|</text:p>
      <text:p text:style-name="P10">+-+-+-+-+-+-+-+-+-+-+-+-+-+-+-+-+-+-+-+-+-+-+-+-+-+-+-+-+-+-+-+-+</text:p>
      <text:p text:style-name="P10">| <text:s text:c="62"/>|</text:p>
      <text:p text:style-name="P10">+ <text:s text:c="21"/>Receive Timestamp (64) <text:s text:c="18"/>+</text:p>
      <text:p text:style-name="P10">| <text:s text:c="62"/>|</text:p>
      <text:p text:style-name="P10">+-+-+-+-+-+-+-+-+-+-+-+-+-+-+-+-+-+-+-+-+-+-+-+-+-+-+-+-+-+-+-+-+</text:p>
      <text:p text:style-name="P10">| <text:s text:c="62"/>|</text:p>
      <text:p text:style-name="P10">+ <text:s text:c="21"/>Transmit Timestamp (64) <text:s text:c="17"/>+</text:p>
      <text:p text:style-name="P10">| <text:s text:c="62"/>|</text:p>
      <text:p text:style-name="P6">+-+-+-+-+-+-+-+-+-+-+-+-+-+-+-+-+-+-+-+-+-+-+-+-+-+-+-+-+-+-+-+-+</text:p>
      <text:p text:style-name="P15"><text:span text:style-name="T2">In a minimal request, fill the version number and the mode is enough. We can use version number VN = 4 (</text:span><text:span text:style-name="Source_20_Text"><text:span text:style-name="T3">100</text:span></text:span><text:span text:style-name="T2">) and mode = "client" = 3 (</text:span><text:span text:style-name="Source_20_Text"><text:span text:style-name="T3">011</text:span></text:span><text:span text:style-name="T2">), which gives </text:span><text:span text:style-name="Source_20_Text"><text:span text:style-name="T3">0010 0011</text:span></text:span><text:span text:style-name="T2"> = 0x33.</text:span></text:p>
      <text:p text:style-name="P15"><text:span text:style-name="T2">In practice, NTP servers still support version 1 of the protocol (</text:span><text:span text:style-name="Source_20_Text"><text:span text:style-name="T3">001</text:span></text:span><text:span text:style-name="T2">), so we can also use </text:span><text:span text:style-name="Source_20_Text"><text:span text:style-name="T3">0000 1011</text:span></text:span><text:span text:style-name="T2"> = 0xb and so one character is spared in our final command.</text:span></text:p>
      <text:p text:style-name="P14">Even better, Pete Forman proposed to use a byte that is also a printable ASCII character.</text:p>
      <text:p text:style-name="P15"><text:span text:style-name="T2">'c' == 0x63 == </text:span><text:span text:style-name="Source_20_Text"><text:span text:style-name="T3">0110 0011</text:span></text:span><text:span text:style-name="T2"> stands for:</text:span></text:p>
      <text:list xml:id="list3776845368" text:style-name="L2">
        <text:list-item>
          <text:p text:style-name="P17"><text:span text:style-name="T2">LI = 1 (</text:span><text:span text:style-name="Source_20_Text"><text:span text:style-name="T3">01</text:span></text:span><text:span text:style-name="T2">) (leap indicator "last minute of the day has 61 seconds", ignored in request)</text:span></text:p>
        </text:list-item>
        <text:list-item>
          <text:p text:style-name="P17"><text:span text:style-name="T2">VN = 4 (</text:span><text:span text:style-name="Source_20_Text"><text:span text:style-name="T3">100</text:span></text:span><text:span text:style-name="T2">)</text:span></text:p>
        </text:list-item>
        <text:list-item>
          <text:p text:style-name="P13"><text:span text:style-name="T2">Mode = 3 (</text:span><text:span text:style-name="Source_20_Text"><text:span text:style-name="T3">011</text:span></text:span><text:span text:style-name="T2">) (client)</text:span></text:p>
        </text:list-item>
      </text:list>
      <text:p text:style-name="P4"><text:s/><text:span text:style-name="T1">0 1 2 3 4 5 6 7 </text:span></text:p>
      <text:p text:style-name="P10">+-+-+-+-+-+-+-+-+</text:p>
      <text:p text:style-name="P10">|LI | VN <text:s/>|Mode |</text:p>
      <text:p text:style-name="P10">+-+-+-+-+-+-+-+-+</text:p>
      <text:p text:style-name="P7"><text:s/><text:span text:style-name="T1">0 1 1 0 0 0 1 1</text:span></text:p>
      <text:p text:style-name="P15"><text:span text:style-name="Source_20_Text"><text:span text:style-name="T3">printf "c%47s"</text:span></text:span><text:span text:style-name="T2"> pads the </text:span><text:span text:style-name="Source_20_Text"><text:span text:style-name="T3">'0x63</text:span></text:span><text:span text:style-name="T2"> byte with 47 spaces </text:span><text:span text:style-name="Source_20_Text"><text:span text:style-name="T3">0x20</text:span></text:span><text:span text:style-name="T2"> and doesn't output an extraneous newline. For sure, it would be cleaner to change the spaces into zeros with </text:span><text:span text:style-name="Source_20_Text"><text:span text:style-name="T3">tr</text:span></text:span><text:span text:style-name="T2">:</text:span></text:p>
      <text:p text:style-name="P3"><text:span text:style-name="Source_20_Text"><text:span text:style-name="T4">printf "c%47s" | tr ' ' ''</text:span></text:span></text:p>
      <text:p text:style-name="P14">but in practice the server does interpret our request correctly, so we'll spare a few more bytes here.</text:p>
      <text:h text:style-name="P1" text:outline-level="3"><text:bookmark text:name="22"/>2.2 Send the NTP datagram</text:h>
      <text:p text:style-name="P3"><text:span text:style-name="Source_20_Text"><text:span text:style-name="T4">nc -uw1 ntp.metas.ch 123</text:span></text:span></text:p>
      <text:p text:style-name="P15"><text:span text:style-name="T2">Netcat with </text:span><text:span text:style-name="Source_20_Text"><text:span text:style-name="T3">-u</text:span></text:span><text:span text:style-name="T2"> sends the input bytes as UDP packets on port 123 (the NTP port) to the server </text:span><text:span text:style-name="Source_20_Text"><text:span text:style-name="T3">ntp.metas.ch</text:span></text:span><text:span text:style-name="T2"> from the Swiss Federal Institute of Metrology (METAS). The </text:span><text:span text:style-name="Source_20_Text"><text:span text:style-name="T3">-w1</text:span></text:span><text:span text:style-name="T2"> option sets a timeout of 1 second, so that the connection is closed and the response can be processed.</text:span></text:p>
      <text:p text:style-name="P14">We may probably find an NTP server with a shorter host name and come up with a shorter command.</text:p>
      <text:p text:style-name="P14">Here is a sample response datagram:</text:p>
      <text:p text:style-name="P5"><text:span text:style-name="Source_20_Text"><text:span text:style-name="T4">$ printf "c%47s"|nc -uw1 ntp.metas.ch 123|xxd -c4 -g4</text:span></text:span></text:p>
      <text:p text:style-name="P11"><text:span text:style-name="Source_20_Text"><text:span text:style-name="T4">0000000: 0c0120ed <text:s/>.. .</text:span></text:span></text:p>
      <text:p text:style-name="P11"><text:span text:style-name="Source_20_Text"><text:span text:style-name="T4">0000004: 00000000 <text:s/>....</text:span></text:span></text:p>
      <text:p text:style-name="P11"><text:span text:style-name="Source_20_Text"><text:span text:style-name="T4">0000008: 0000001f <text:s/>....</text:span></text:span></text:p>
      <text:p text:style-name="P11"><text:span text:style-name="Source_20_Text"><text:span text:style-name="T4">000000c: 50505300 <text:s/>PPS.</text:span></text:span></text:p>
      <text:p text:style-name="P11"><text:span text:style-name="Source_20_Text"><text:span text:style-name="T4">0000010: d957db44 <text:s/>.W.D</text:span></text:span></text:p>
      <text:p text:style-name="P11"><text:span text:style-name="Source_20_Text"><text:span text:style-name="T4">0000014: 202f5abf <text:s text:c="2"/>/Z.</text:span></text:span></text:p>
      <text:p text:style-name="P11"><text:soft-page-break/><text:span text:style-name="Source_20_Text"><text:span text:style-name="T4">0000018: 20202020 <text:s text:c="5"/></text:span></text:span></text:p>
      <text:p text:style-name="P11"><text:span text:style-name="Source_20_Text"><text:span text:style-name="T4">000001c: 20202020 <text:s text:c="5"/></text:span></text:span></text:p>
      <text:p text:style-name="P11"><text:span text:style-name="Source_20_Text"><text:span text:style-name="T4">0000020: d957db53 <text:s/>.W.S</text:span></text:span></text:p>
      <text:p text:style-name="P11"><text:span text:style-name="Source_20_Text"><text:span text:style-name="T4">0000024: a7e8fb7f <text:s/>....</text:span></text:span></text:p>
      <text:p text:style-name="P11"><text:span text:style-name="Source_20_Text"><text:span text:style-name="T4">0000028: d957db53 <text:s/>.W.S # timestamp here</text:span></text:span></text:p>
      <text:p text:style-name="P8"><text:span text:style-name="Source_20_Text"><text:span text:style-name="T4">000002c: a7eacfa2 <text:s/>....</text:span></text:span></text:p>
      <text:h text:style-name="P1" text:outline-level="3"><text:bookmark text:name="23"/>2.3 Extract the NTP timestamp</text:h>
      <text:p text:style-name="P3"><text:span text:style-name="Source_20_Text"><text:span text:style-name="T4">xxd -s40 -l4 -p</text:span></text:span></text:p>
      <text:p text:style-name="P14">We want to read the "Transmit Timestamp" field, defined as the "time at the server when the response left for the client, in NTP timestamp format".</text:p>
      <text:p text:style-name="P14">According to the RFC, 64 bits NTP timestamps are made of "a 32-bit unsigned seconds field spanning 136 years and a 32-bit fraction field resolving 232 picoseconds", the epoch being "0 h 1 January 1900 UTC".</text:p>
      <text:p text:style-name="P15"><text:span text:style-name="T2">It means that we have to read bytes 41,42,43,44 ie in the previous example </text:span><text:span text:style-name="Source_20_Text"><text:span text:style-name="T3">d9 57 db 53</text:span></text:span><text:span text:style-name="T2">. </text:span><text:span text:style-name="Source_20_Text"><text:span text:style-name="T3">xxd</text:span></text:span><text:span text:style-name="T2">uses option </text:span><text:span text:style-name="Source_20_Text"><text:span text:style-name="T3">-s40</text:span></text:span><text:span text:style-name="T2"> to skip 40 bytes, </text:span><text:span text:style-name="Source_20_Text"><text:span text:style-name="T3">-l4</text:span></text:span><text:span text:style-name="T2"> to read 4 bytes and </text:span><text:span text:style-name="Source_20_Text"><text:span text:style-name="T3">-p</text:span></text:span><text:span text:style-name="T2"> to output the raw result unformatted.</text:span></text:p>
      <text:h text:style-name="P1" text:outline-level="3"><text:bookmark text:name="24"/>2.4 Convert the NTP timestamp to UNIX timestamp</text:h>
      <text:p text:style-name="P3"><text:span text:style-name="Source_20_Text"><text:span text:style-name="T4">$((0xd957db53 - 64#23GDW0))</text:span></text:span></text:p>
      <text:p text:style-name="P15"><text:span text:style-name="T2">Bash will evaluate integer arithmetic expressions written inside </text:span><text:span text:style-name="Source_20_Text"><text:span text:style-name="T3">$(( ))</text:span></text:span><text:span text:style-name="T2">. What we do here is convert the NTP timestamp into UNIX timestamp by substracting the number of seconds between 1900 and 1980, ie 2208988800.</text:span></text:p>
      <text:p text:style-name="P15"><text:span text:style-name="T2">We use the </text:span><text:span text:style-name="Source_20_Text"><text:span text:style-name="T3">0x</text:span></text:span><text:span text:style-name="T2"> notation before the NTP timestamp since it is to be read in base 16, as required by </text:span><text:span text:style-name="Source_20_Text"><text:span text:style-name="T3">xxd</text:span></text:span><text:span text:style-name="T2"> output.</text:span></text:p>
      <text:p text:style-name="P15"><text:span text:style-name="T2">Pete Forman proposed to encode the Epoch in base 64 as </text:span><text:span text:style-name="Source_20_Text"><text:span text:style-name="T3">64#23GDW0</text:span></text:span><text:span text:style-name="T2">. 1 more character spared over its decimal representation.</text:span></text:p>
      <text:h text:style-name="P1" text:outline-level="3"><text:bookmark text:name="25"/>2.5 Print the actual date and time</text:h>
      <text:p text:style-name="P3"><text:span text:style-name="Source_20_Text"><text:span text:style-name="T4">date -r 1437425990</text:span></text:span></text:p>
      <text:p text:style-name="P15"><text:span text:style-name="Source_20_Text"><text:span text:style-name="T3">date</text:span></text:span><text:span text:style-name="T2"> will print the local date and time. The </text:span><text:span text:style-name="Source_20_Text"><text:span text:style-name="T3">-r</text:span></text:span><text:span text:style-name="T2"> option reads the number of seconds since Epoch 00:00:00 UTC, January 1, 1970.</text:span></text:p>
      <text:p text:style-name="P15"><text:span text:style-name="Source_20_Text"><text:span text:style-name="T3">date -r</text:span></text:span><text:span text:style-name="T2"> is the BSD flavor. The GNU one </text:span><text:span text:style-name="Source_20_Text"><text:span text:style-name="T3">date -d@</text:span></text:span><text:span text:style-name="T2"> requires one more character, though.</text:span></text:p>
      <text:h text:style-name="P1" text:outline-level="3"><text:bookmark text:name="3"/>3. Conclusion</text:h>
      <text:p text:style-name="P14">Unix tools can be extremely powerful, useful and concise. They are worth considering when the first reflex may be to use high level languages such as Python for instance.</text:p>
      <text:h text:style-name="P1" text:outline-level="3"><text:bookmark text:name="4"/>4. Bonus: a TP client</text:h>
      <text:p text:style-name="P15"><text:span text:style-name="T2">Here is a variant unsing an ancestor of NTP named </text:span><text:a xlink:type="simple" xlink:href="https://tools.ietf.org/html/rfc868" text:style-name="Internet_20_link" text:visited-style-name="Visited_20_Internet_20_Link">Time Protocol</text:a><text:span text:style-name="T2">. Written in 1983, the protocol is dead simple:</text:span></text:p>
      <text:p text:style-name="P5"><text:span text:style-name="Source_20_Text"><text:span text:style-name="T4">When used via UDP the time service works as follows:</text:span></text:span></text:p>
      <text:p text:style-name="P11"><text:span text:style-name="Source_20_Text"><text:span text:style-name="T5"><text:s text:c="4"/></text:span></text:span><text:span text:style-name="Source_20_Text"><text:span text:style-name="T4">S: Listen on port 37 (45 octal).</text:span></text:span></text:p>
      <text:p text:style-name="P11"><text:span text:style-name="Source_20_Text"><text:span text:style-name="T5"><text:s text:c="4"/></text:span></text:span><text:span text:style-name="Source_20_Text"><text:span text:style-name="T4">U: Send an empty datagram to port 37.</text:span></text:span></text:p>
      <text:p text:style-name="P11"><text:span text:style-name="Source_20_Text"><text:span text:style-name="T5"><text:s text:c="4"/></text:span></text:span><text:span text:style-name="Source_20_Text"><text:span text:style-name="T4">S: Receive the empty datagram.</text:span></text:span></text:p>
      <text:p text:style-name="P11"><text:span text:style-name="Source_20_Text"><text:span text:style-name="T5"><text:s text:c="4"/></text:span></text:span><text:span text:style-name="Source_20_Text"><text:span text:style-name="T4">S: Send a datagram containing the time as a 32 bit binary number.</text:span></text:span></text:p>
      <text:p text:style-name="P8"><text:span text:style-name="Source_20_Text"><text:span text:style-name="T5"><text:s text:c="4"/></text:span></text:span><text:span text:style-name="Source_20_Text"><text:span text:style-name="T4">U: Receive the time datagram.</text:span></text:span></text:p>
      <text:p text:style-name="P15"><text:span text:style-name="T2">While lacking NTP synchronization capabilities, this protocol can still give the time, and it's not hard to find </text:span><text:a xlink:type="simple" xlink:href="http://tf.nist.gov/tf-cgi/servers.cgi" text:style-name="Internet_20_link" text:visited-style-name="Visited_20_Internet_20_Link">TP servers</text:a><text:span text:style-name="T2"> still operating.</text:span></text:p>
      <text:p text:style-name="P15"><text:span text:style-name="T2">Our minimal bash program can now be written in only </text:span><text:span text:style-name="Strong_20_Emphasis"><text:span text:style-name="T2">61 characters</text:span></text:span><text:span text:style-name="T2">:</text:span></text:p>
      <text:p text:style-name="P3"><text:span text:style-name="Source_20_Text"><text:span text:style-name="T4">$ </text:span></text:span><text:bookmark-start text:name="__DdeLink__12_4136180358"/><text:span text:style-name="Source_20_Text"><text:span text:style-name="T4">date -r$((0x`echo|nc -uw1 ntp.metas.ch 37|xxd -p`-64#23GDW0))</text:span></text:span><text:bookmark-end text:name="__DdeLink__12_4136180358"/></text:p>
      <text:p text:style-name="P15"><text:span text:style-name="T2">We changed </text:span><text:span text:style-name="Source_20_Text"><text:span text:style-name="T3">printf</text:span></text:span><text:span text:style-name="T2"> into </text:span><text:span text:style-name="Source_20_Text"><text:span text:style-name="T3">echo</text:span></text:span><text:span text:style-name="T2"> which is shorter and sends a single newline character to the server. Also, we don't need to tell </text:span><text:span text:style-name="Source_20_Text"><text:span text:style-name="T3">xxd</text:span></text:span><text:span text:style-name="T2"> to jump to some offset and limit the number of bytes it has to read, since the response consists in nothing more that the timestam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sans-serif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29:57.022043209</meta:creation-date>
    <dc:date>2018-09-05T09:58:56.038112784</dc:date>
    <meta:editing-duration>PT18M48S</meta:editing-duration>
    <meta:editing-cycles>2</meta:editing-cycles>
    <meta:generator>LibreOffice/6.1.1.1$Linux_X86_64 LibreOffice_project/10$Build-1</meta:generator>
    <meta:document-statistic meta:table-count="0" meta:image-count="0" meta:object-count="0" meta:page-count="3" meta:paragraph-count="113" meta:word-count="1261" meta:character-count="8278" meta:non-whitespace-character-count="6218"/>
  </office:meta>
</office:document-meta>
</file>